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" manifest:full-path="ObjectReplacements/Object 1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otum" svg:font-family="dotum"/>
    <style:font-face style:name="Liberation Serif" svg:font-family="'Liberation Serif'" style:font-family-generic="roman" style:font-pitch="variable"/>
    <style:font-face style:name="은 돋움" svg:font-family="'은 돋움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은 돋움1" svg:font-family="'은 돋움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/>
    </style:style>
    <style:style style:name="P2" style:family="paragraph" style:parent-style-name="Text_20_body">
      <style:paragraph-properties fo:margin-top="0cm" fo:margin-bottom="0cm"/>
    </style:style>
    <style:style style:name="P3" style:family="paragraph" style:parent-style-name="Text_20_body">
      <style:paragraph-properties fo:margin-top="0cm" fo:margin-bottom="0cm" fo:padding="0.265cm" fo:border="0.06pt solid #dbe8fb"/>
      <style:text-properties fo:background-color="#dbe8fb"/>
    </style:style>
    <style:style style:name="P4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fo:color="#666666" style:font-name="dotum" fo:background-color="#fefeb8"/>
    </style:style>
    <style:style style:name="T2" style:family="text">
      <style:text-properties fo:color="#666666" fo:background-color="#fefeb8"/>
    </style:style>
    <style:style style:name="T3" style:family="text">
      <style:text-properties fo:color="#e31600"/>
    </style:style>
    <style:style style:name="T4" style:family="text">
      <style:text-properties fo:color="#e31600" style:font-name="dotum" fo:background-color="#fefeb8"/>
    </style:style>
    <style:style style:name="T5" style:family="text">
      <style:text-properties fo:color="#e31600" fo:font-weight="bold"/>
    </style:style>
    <style:style style:name="T6" style:family="text">
      <style:text-properties fo:color="#e31600" style:font-weight-asian="bold"/>
    </style:style>
    <style:style style:name="T7" style:family="text">
      <style:text-properties fo:font-size="12pt" fo:font-weight="bold"/>
    </style:style>
    <style:style style:name="T8" style:family="text">
      <style:text-properties fo:font-weight="bold"/>
    </style:style>
    <style:style style:name="T9" style:family="text">
      <style:text-properties style:font-size-asian="12pt" style:font-weight-asian="bold"/>
    </style:style>
    <style:style style:name="T10" style:family="text">
      <style:text-properties style:font-weight-asian="bold"/>
    </style:style>
    <style:style style:name="T11" style:family="text">
      <style:text-properties fo:color="#6abb9a"/>
    </style:style>
    <style:style style:name="fr1" style:family="graphic" style:parent-style-name="Frame">
      <style:graphic-properties fo:margin-left="0cm" fo:margin-right="0cm" fo:margin-top="0cm" fo:margin-bottom="0cm" style:wrap="left" style:number-wrapped-paragraphs="no-limit" style:vertical-pos="below" style:vertical-rel="char" style:horizontal-pos="righ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fo:margin-top="0cm" fo:margin-bottom="0cm" style:vertical-pos="top" style:vertical-rel="baseline" fo:padding="0cm" fo:border="none" draw:ole-draw-aspect="1" draw:visible-area-top="0cm" draw:visible-area-width="10cm" draw:visible-area-height="10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a xlink:type="simple" xlink:href="http://danguria.tistory.com/178">우분투 10.10 Nvidia 그래픽 카드 드라이버 설치 및 듀얼 모니터 설정 (피벗 설정 포함)</text:a></text:h>
      <text:p text:style-name="Standard"/>
      <text:p text:style-name="Standard"><text:a xlink:type="simple" xlink:href="http://danguria.tistory.com/178">http://danguria.tistory.com/178</text:a></text:p>
      <text:p text:style-name="Standard"/>
      <text:p text:style-name="Standard">그래픽카드 보기</text:p>
      <text:p text:style-name="Text_20_body"><text:span text:style-name="T1">[root@localhost ~]$</text:span><text:span text:style-name="T2"> </text:span><text:span text:style-name="T4">lspci | grep -i vga</text:span></text:p>
      <text:p text:style-name="Standard"/>
      <text:p text:style-name="Standard">우분투11.10 xwindow stop하기</text:p>
      <text:p text:style-name="Standard">명령어 : sudo service lightdm stop</text:p>
      <text:p text:style-name="Standard"/>
      <text:p text:style-name="Standard"/>
      <text:p text:style-name="P1">처음으로 컴퓨터를 직접 조립하고 거기에 리눅스를 깔아보면서 그래픽 카드 <text:line-break/>드라이버 설치하는 것과,듀얼 모니터 설정하는데 어려움을 겪어서 이렇게 정리 해 봅니다.<text:line-break/><text:line-break/>제가 설치한 리눅스는 우분투 10.10이고 그래픽 카드는 GeForce 500 Series의 Geforce STX 550 Ti이며,모니터는 DELL 의 U2311H 두대를 <text:line-break/>사용하였습니다.<text:line-break/><text:line-break/><text:line-break/><text:span text:style-name="T7">[NVIDIA </text:span><text:span text:style-name="T9">그래픽 카드 드라이버 설치</text:span><text:span text:style-name="T7">]</text:span><text:line-break/><text:line-break/><text:span text:style-name="T8">1. </text:span><text:span text:style-name="T10">드라이버 다운로드</text:span><text:line-break/><text:line-break/>리눅스용 드라이버를 설치 하기 위해서는 NVIDIA 홈페이지(<text:a xlink:type="simple" xlink:href="http://www.nvidia.com/" office:target-frame-name="_blank" xlink:show="new">www.nvidia.com</text:a>)에 가서 직접 자신의 그래픽 카드 종류를 입력하여 <text:line-break/>해당 드라이버를 다운로드 받을 수 있습니다.<text:line-break/></text:p>
      <text:p text:style-name="P5"><text:soft-page-break/><draw:frame draw:style-name="fr2" draw:name="그림1" text:anchor-type="as-char" svg:width="19.156cm" svg:height="22.225cm" draw:z-index="0"><draw:image xlink:href="http://cfile3.uf.tistory.com/image/1733A2374DB2B954128C40" xlink:type="simple" xlink:show="embed" xlink:actuate="onLoad"/></draw:frame></text:p>
      <text:p text:style-name="Text_20_body"><text:line-break/>※ 제컴퓨터만 그런지 모르겠지만 사용하는 언어를 한국어로 지저하면 다운로드가 안되더라구요.그래서 언어를 English로 지정했습니다.<text:line-break/><text:line-break/><text:soft-page-break/><text:line-break/><text:span text:style-name="T8">2. </text:span><text:span text:style-name="T10">드라이버 설치</text:span></text:p>
      <text:p text:style-name="P4">드라이버를 다운 받았으면, 드라이버를 설치 하면 됩니다. 설치 하기 위해 X window를 종료 하고 설치를 해야 하기 때문에 Ctrl + Alt + F1을 눌러서 콘솔하나 열어 줍니다.</text:p>
      <text:p text:style-name="P4"/>
      <text:p text:style-name="P4">그리고 아래의 명령어를 입력하여 X window를 종료 합니다.</text:p>
      <text:p text:style-name="P4"/>
      <text:p text:style-name="P2"/>
      <text:p text:style-name="P3">$ sudo /etc/init.d/gdm stop</text:p>
      <text:p text:style-name="Text_20_body"><text:line-break/>그런다음 드라이버를 받아 놓은 폴더로 이동하여 아래의 명령을 통해 드라이버를 설치 합니다.(보톤 ~/Downloads/ 폴더 아래에 있습니다.)<draw:frame draw:style-name="fr1" draw:name="callbacknestdanguriatistorycom1782194" text:anchor-type="char" svg:width="0.041cm" draw:z-index="1"><draw:text-box fo:min-height="0.041cm"><text:p text:style-name="Text_20_body"><draw:frame draw:name="개체1" text:anchor-type="as-char" svg:width="0.041cm" svg:height="0.041cm" draw:z-index="2"><draw:plugin xlink:href="http://danguria.tistory.com/plugin/CallBack_bootstrapperSrc?nil_profile=tistory&amp;nil_type=copied_post" xlink:type="simple" xlink:show="embed" xlink:actuate="onLoad" draw:mime-type="application/x-shockwave-flash"><draw:param draw:name="swliveconnect" draw:value="true"/><draw:param draw:name="flashvars" draw:value="&amp;callbackId=danguriatistorycom1782194&amp;host=http://danguria.tistory.com&amp;embedCodeSrc=http%3A%2F%2Fdanguria.tistory.com%2Fplugin%2FCallBack_bootstrapper%3F%26src%3Dhttp%3A%2F%2Fs1.daumcdn.net%2Fcfs.tistory%2Fv%2F0%2Fblog%2Fplugins%2FCallBack%2Fcallback%26id%3D178%26callbackId%3Ddanguriatistorycom1782194%26destDocId%3Dcallbacknestdanguriatistorycom1782194%26host%3Dhttp%3A%2F%2Fdanguria.tistory.com%26float%3Dleft"/><draw:param draw:name="enablecontextmenu" draw:value="false"/><draw:param draw:name="wmode" draw:value="transparent"/><draw:param draw:name="allowscriptaccess" draw:value="always"/></draw:plugin></draw:frame></text:p></draw:text-box></draw:frame></text:p>
      <text:p text:style-name="P3">$ sudo sh NVIDIA-Linux-x86-270.41.06.run</text:p>
      <text:p text:style-name="Text_20_body"><text:line-break/>※ 설치 하는 과정에서 pre-install이 실패 했다는 메시지가 나오던데, 무시하고 설치를 해도 크게 상관은 없는 듯 합니다.<text:line-break/><text:line-break/>설치가 끝나면 컴퓨터를 재 부팅하면 드라이버 설치는 끝이 나게 됩니다.<text:line-break/><text:line-break/><text:span text:style-name="T7">[NVIDIA </text:span><text:span text:style-name="T9">그래픽카드 듀얼 모니터 설정 </text:span><text:span text:style-name="T7">(</text:span><text:span text:style-name="T9">피벗 설정 포함</text:span><text:span text:style-name="T7">)]</text:span><text:line-break/><text:line-break/>모니터를 듀얼로 사용하기 위해서는 /etx/X11/xorg.conf 파일에 설정 내용을 잘 작성하면 됩니다.<text:line-break/>처음 부터 이것을 작성하기란 쉽지 않기 때문에 저 같은 경우 nvidia-settings 프로그램을 사용하였습니다.<text:line-break/><text:line-break/>※ 여기서 주의 해야 할 점은 xorg.conf를 직접 조작하면 이후부터 nvidia-settings 프로그램에서 설정하는 내용이 적용이 안되는 것을 보았습니다.<text:line-break/>정확한 이유는 모르겠지만, 아무튼 nvidia-settings 프로그램을 통해 최대한 설정을 하고 난뒤 nvidia-settings에서 하지 못하는 설정을 직접 파일에 작성하는 순서로 진행하는 것이 좋을 듯 합니다. 그리고<text:span text:style-name="T3"> 설정하기 전에 xorg.conf파일은 반드시 백업 해 두세요. 잘못되었을때 다시 복구하기</text:span><text:line-break/><text:span text:style-name="T3">어렵습니다.</text:span><text:line-break/><text:line-break/>1. nvidia-settings 파일 설치 하기<text:line-break/><text:line-break/>콘솔에서 아래의 명령을 통해 nvidia-settings파일을 설치 합니다.</text:p>
      <text:p text:style-name="P3"><text:soft-page-break/>$ sudo apt-get install nvidia-settings</text:p>
      <text:p text:style-name="Text_20_body"><text:line-break/>설치가 다 되었으면 , 프로그램을 실행합니다. 여기서 주의 해야 할 점을 root권한으로 프로그램을 시작해야 하기 때문에 <text:line-break/>[System ]  --&gt; [Perferences] --&gt; [Nvidia Settings] 와 같은 매뉴를 선택하면 안됩니다. 아래와 같이 콘솔에서 root계정을 획득하여 실행 하도록 합니다.</text:p>
      <text:p text:style-name="P3">$ sudo nvidia-settings</text:p>
      <text:p text:style-name="Text_20_body"/>
      <text:p text:style-name="P5"><draw:frame draw:style-name="fr2" draw:name="그림2" text:anchor-type="as-char" svg:width="18.124cm" svg:height="11.88cm" draw:z-index="3"><draw:image xlink:href="http://cfile23.uf.tistory.com/image/197C893B4DB2BD1238C975" xlink:type="simple" xlink:show="embed" xlink:actuate="onLoad"/></draw:frame></text:p>
      <text:p text:style-name="Text_20_body"><text:line-break/><text:line-break/>실행하면 위와 같은 화면이 뜰 것입니다. 여기서 X Server Display Configuration 매뉴만 잘 알면 됩니다.이 매뉴를 설명 하기 전에 몇가지 알아야 할 사항에 대해서 먼저 설명 드리겠습니다.<text:line-break/><text:line-break/>듀얼 모니터를 설정할때 두가지 모드가 있습니다. 하나는 <text:span text:style-name="T11">TwinView</text:span>라 는 것으로 두개의 모니터를 하나의 화면처럼 사용하는 것입니다. 일반적으로 윈도우 운영체제에서 듀얼 모니터를 쓰는 것과 같은 개념입니다. 자신의 모니터가 피벗 기능을 갖지 않았음때 TwinView로 설정하면 무난하게 사용할 수 있습니다.<text:line-break/><text:line-break/><text:soft-page-break/>두번째는 <text:span text:style-name="T11">Seperate X screen</text:span>입니 다. 이것은 말 그대로 두 모니터를 다른 화면으로 분리 하는 것입니다. 이렇게 하면 두 화면간 창을 이동할 수 없고 단지 마우스만 이동할 수 있습니다.  저 같은 경우 이 설정을 적용하였는데 이유는 피벗 기능을 사용하기 위해서 입니다. <text:line-break/><text:line-break/>TwinView로는 하나의 모니터에만 피벗을 적용할 수 없기 때문이죠..<text:line-break/><text:line-break/>그러면 지금부터 Seperate X screen 설정을 해 보겠습니다.<text:line-break/><text:line-break/>2. Seperate X screen 설정으로 듀얼 모니터 및 피벗 설정하기</text:p>
      <text:p text:style-name="P5"><draw:frame draw:style-name="fr2" draw:name="그림3" text:anchor-type="as-char" svg:width="18.071cm" svg:height="17.41cm" draw:z-index="4"><draw:image xlink:href="http://cfile24.uf.tistory.com/image/144D163E4DB2BED52DF799" xlink:type="simple" xlink:show="embed" xlink:actuate="onLoad"/></draw:frame></text:p>
      <text:p text:style-name="Text_20_body"><text:line-break/><text:line-break/><text:soft-page-break/>위의 화면처럼 X Server Display Configuration매뉴를 선택하면 위와 같은 화면이 나옵니다. 저는 이미 설정을 마친 후라 두 모니터가 활성화 되어 있지만 처음 프로그램을 실행하면 하나의 모니터는 "Disable"되어 있습니다.<text:line-break/><text:line-break/>그러면 그 모니터를 선택한후 아래의 매뉴중 "Configure..."매뉴를 선택합니다.</text:p>
      <text:p text:style-name="P5"><draw:frame draw:style-name="fr2" draw:name="그림4" text:anchor-type="as-char" svg:width="9.208cm" svg:height="5.265cm" draw:z-index="5"><draw:image xlink:href="http://cfile26.uf.tistory.com/image/130FCB414DB2BF7A0F2091" xlink:type="simple" xlink:show="embed" xlink:actuate="onLoad"/></draw:frame></text:p>
      <text:p text:style-name="Text_20_body"><text:line-break/><text:line-break/>그리고 나서 위와 같이 "Separate X screen"매뉴를 선택하면 됩니다. (TwinView를 선택하시고 할때도 여기서 TwinView를 선택하면 됩니다.)<text:line-break/>다음으로, 두개의 모니터의 위치를 설정해 보겠습니다. 모니터의 위치를 설정하기 위해서는 매뉴중에서 X Screen탭을 선택해야 합니다.</text:p>
      <text:p text:style-name="P5"><text:soft-page-break/><draw:frame draw:style-name="fr2" draw:name="그림5" text:anchor-type="as-char" svg:width="18.098cm" svg:height="17.436cm" draw:z-index="6"><draw:image xlink:href="http://cfile23.uf.tistory.com/image/193CEA484DB2C01644EB9B" xlink:type="simple" xlink:show="embed" xlink:actuate="onLoad"/></draw:frame></text:p>
      <text:p text:style-name="Text_20_body"><text:line-break/>위와 같이 "X Screen"탭을 선택 하면 "Position"이라는 매뉴에서 모니터간의 위치관계를 설정하면 됩니다. 저같은 경우는 왼쪽 모니터를 기준으로 하고 있기 때문에 왼쪽 모니터를 선택하고 Position을 Absolute로 하였습니다.<text:line-break/>오른쪽 모니터는 왼쪽 모니터의 오른쪽에 있으므로 Position을 RightOf 로 설정하였습니다.</text:p>
      <text:p text:style-name="P5"><text:soft-page-break/><draw:frame draw:style-name="fr2" draw:name="그림6" text:anchor-type="as-char" svg:width="18.098cm" svg:height="17.383cm" draw:z-index="7"><draw:image xlink:href="http://cfile3.uf.tistory.com/image/116288584DB2C0F839A2E5" xlink:type="simple" xlink:show="embed" xlink:actuate="onLoad"/></draw:frame></text:p>
      <text:p text:style-name="Text_20_body"><text:line-break/><text:line-break/>여기서 주의 해야 할 점을 Enable Xinerama 체크 박스 매뉴를 반드시 설정해야 하는 것입니다. 이것을 하지 않으면 두 모니터간 창을 이동할 수 없기 때문에 반드시 체크 하도록 합니다.<text:line-break/>그리고 각 모니터의 스크린 번호(Screen Number)를 기억해 두시기 바랍니다. xorg.conf파일을 직접 수정할때 필요하기 때문입니다.<text:line-break/>설정을 다 했으면 Save to X Configuration File을 선태하고 저장을 합니다. 제대로 되었는지 확인하기 위해 컴퓨터를 재 부팅해 보시기 <text:line-break/>바랍니다.<text:line-break/><text:line-break/>여기까지 하면 두 모니터의 듀얼 모드 설정을 마쳤습니다. 추가적으로 피벗 기능을 사용하기 위해 직접 xorg.conf파일을 수정해 보도록 하겠습니다.<text:line-break/><text:soft-page-break/><text:line-break/>아래의 명령으로 xorg.conf파일을 열도록 합니다.</text:p>
      <text:p text:style-name="P3">$ sodo vi /etc/X11/xorg.conf</text:p>
      <text:p text:style-name="Text_20_body"><text:line-break/><text:line-break/>파일의 내용을 보면 Section "..." 과 EndSection을 쌍으로 이루어져 있음을 알 수 있습니다. 그 중에 Section "Device"을 찾습니다. 모니터가 두대이므로 Section "Device"은 두개가 있습니다.(아까 스크린 번호 기억 하셨죠?)<text:line-break/>여기서 피벗을 하고자 하는 모니터의 스크린 번호가 있는 곳에서 아래와 같은 명령을 추가 해 줍니다.</text:p>
      <text:p text:style-name="P3">Section "Device"</text:p>
      <text:p text:style-name="P3">Identifier "Device0"<text:line-break/>Driver "nvidia"<text:line-break/>VendorName "NVIDIA Corporation"<text:line-break/>BoardName "GeForce GTX 550 Ti"<text:line-break/>BusID "PCI:1:0:0"<text:line-break/>Screen 1<text:line-break/><text:span text:style-name="T5">Option "Rotate" "CCW"  # </text:span><text:span text:style-name="T6">추가한 설정</text:span></text:p>
      <text:p text:style-name="P2"><text:line-break/>CCW는 시계반시계방향 CW는 시계방향입니다만.. 직접 확인해 보시기 바랍니다.<text:line-break/><text:line-break/>여기 까지입니다.....<text:line-break/>설정하시다가 궁금한것이 있으면 댓글 남겨 주시면 같이 고민 해 보도록 하겠습니다^^<text:line-break/><text:line-break/>첨부파일로 제가 설정한 xorg.conf파일을 올립니다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otum" svg:font-family="dotum"/>
    <style:font-face style:name="Liberation Serif" svg:font-family="'Liberation Serif'" style:font-family-generic="roman" style:font-pitch="variable"/>
    <style:font-face style:name="은 돋움" svg:font-family="'은 돋움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은 돋움1" svg:font-family="'은 돋움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은 돋움" fo:font-size="12pt" fo:language="en" fo:country="US" style:letter-kerning="true" style:font-name-asian="은 돋움1" style:font-size-asian="10.5pt" style:language-asian="ko" style:country-asian="KR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은 돋움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은 돋움1" style:font-size-asian="18pt" style:font-weight-asian="bold" style:font-name-complex="Lohit Hindi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rtal23 </meta:initial-creator>
    <meta:creation-date>2012-02-08T15:01:15</meta:creation-date>
    <dc:date>2012-02-08T16:11:08</dc:date>
    <dc:creator>portal23 </dc:creator>
    <meta:editing-duration>PT2M31S</meta:editing-duration>
    <meta:editing-cycles>4</meta:editing-cycles>
    <meta:generator>LibreOffice/3.4$Linux LibreOffice_project/340m1$Build-402</meta:generator>
    <meta:document-statistic meta:table-count="0" meta:image-count="6" meta:object-count="1" meta:page-count="9" meta:paragraph-count="34" meta:word-count="761" meta:character-count="3850" meta:non-whitespace-character-count="3062"/>
  </office:meta>
</office:document-meta>
</file>